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cm" svg:stroke-color="#ffffff" draw:marker-start-width="0.65cm" draw:marker-end-width="0.65cm" draw:fill-color="#502da2" draw:textarea-horizontal-align="justify" draw:textarea-vertical-align="middle" draw:auto-grow-height="false" fo:min-height="2.33cm" fo:min-width="2.33cm" fo:padding-top="0.25cm" fo:padding-bottom="0.25cm" fo:padding-left="0.25cm" fo:padding-right="0.25cm"/>
    </style:style>
    <style:style style:name="gr2" style:family="graphic" style:parent-style-name="standard">
      <style:graphic-properties svg:stroke-width="0.2cm" svg:stroke-color="#ffffff" draw:marker-start-width="0.65cm" draw:marker-end-width="0.65cm" draw:fill-color="#b62118" draw:textarea-horizontal-align="justify" draw:textarea-vertical-align="middle" draw:auto-grow-height="false" fo:min-height="2.33cm" fo:min-width="2.33cm" fo:padding-top="0.25cm" fo:padding-bottom="0.25cm" fo:padding-left="0.25cm" fo:padding-right="0.25cm"/>
    </style:style>
    <style:style style:name="gr3" style:family="graphic" style:parent-style-name="standard">
      <style:graphic-properties svg:stroke-width="0.2cm" svg:stroke-color="#ffffff" draw:marker-start-width="0.65cm" draw:marker-end-width="0.65cm" draw:fill-color="#f36838" draw:textarea-horizontal-align="justify" draw:textarea-vertical-align="middle" draw:auto-grow-height="false" fo:min-height="2.33cm" fo:min-width="2.33cm" fo:padding-top="0.25cm" fo:padding-bottom="0.25cm" fo:padding-left="0.25cm" fo:padding-right="0.25cm"/>
    </style:style>
    <style:style style:name="gr4" style:family="graphic" style:parent-style-name="standard">
      <style:graphic-properties svg:stroke-width="0.2cm" draw:marker-start-width="0.65cm" draw:marker-end="Arrow_20_concave" draw:marker-end-width="0.65cm" fo:padding-top="0.25cm" fo:padding-bottom="0.25cm" fo:padding-left="0.25cm" fo:padding-right="0.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textarea-horizontal-align="right" draw:auto-grow-height="false" draw:auto-grow-width="false" fo:max-height="0cm" fo:min-height="0cm"/>
    </style:style>
    <style:style style:name="gr7" style:family="graphic" style:parent-style-name="standard">
      <style:graphic-properties draw:stroke="solid" svg:stroke-color="#ffffff" draw:fill="solid" draw:fill-color="#808080" draw:textarea-horizontal-align="justify" draw:auto-grow-height="false" draw:auto-grow-width="false" fo:max-height="0cm" fo:min-height="0cm"/>
    </style:style>
    <style:style style:name="gr8" style:family="graphic" style:parent-style-name="standard">
      <style:graphic-properties draw:stroke="none" draw:fill-color="#ffffff" draw:textarea-horizontal-align="justify" draw:textarea-vertical-align="middle" draw:auto-grow-height="false" fo:min-height="0.6cm" fo:min-width="0.6cm"/>
    </style:style>
    <style:style style:name="gr9" style:family="graphic" style:parent-style-name="standard">
      <style:graphic-properties svg:stroke-color="#ffffff" draw:fill-color="#e6e6e6" draw:textarea-horizontal-align="justify" draw:textarea-vertical-align="middle" draw:auto-grow-height="false" fo:min-height="9.6cm" fo:min-width="5.6cm"/>
    </style:style>
    <style:style style:name="gr10" style:family="graphic" style:parent-style-name="standard">
      <style:graphic-properties svg:stroke-color="#000000" draw:marker-end="Arrow" draw:marker-end-width="0.4cm" draw:textarea-horizontal-align="center"/>
    </style:style>
    <style:style style:name="gr11" style:family="graphic" style:parent-style-name="standard">
      <style:graphic-properties svg:stroke-color="#000000" draw:marker-end="Arrow" draw:marker-end-width="0.4cm" draw:fill-color="#502da2" draw:textarea-horizontal-align="center"/>
    </style:style>
    <style:style style:name="gr12" style:family="graphic" style:parent-style-name="standard">
      <style:graphic-properties svg:stroke-color="#ffffff" draw:fill-color="#b62118" draw:textarea-horizontal-align="justify" draw:textarea-vertical-align="middle" draw:auto-grow-height="false" fo:min-height="1.1cm" fo:min-width="3.6cm"/>
    </style:style>
    <style:style style:name="gr13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1.1cm" fo:min-width="3.6cm"/>
    </style:style>
    <style:style style:name="gr14" style:family="graphic" style:parent-style-name="standard">
      <style:graphic-properties svg:stroke-color="#ffffff" draw:fill-color="#502da2" draw:textarea-horizontal-align="justify" draw:textarea-vertical-align="middle" draw:auto-grow-height="false" fo:min-height="1.1cm" fo:min-width="3.6cm"/>
    </style:style>
    <style:style style:name="gr15" style:family="graphic" style:parent-style-name="standard">
      <style:graphic-properties svg:stroke-color="#ffffff" draw:fill-color="#f36838" draw:textarea-horizontal-align="justify" draw:textarea-vertical-align="middle" draw:auto-grow-height="false" fo:min-height="1.1cm" fo:min-width="3.6cm"/>
    </style:style>
    <style:style style:name="gr16" style:family="graphic" style:parent-style-name="standard">
      <style:graphic-properties svg:stroke-color="#ffffff" draw:fill-color="#95b241" draw:textarea-horizontal-align="justify" draw:textarea-vertical-align="middle" draw:auto-grow-height="false" fo:min-height="1.1cm" fo:min-width="3.6cm"/>
    </style:style>
    <style:style style:name="gr17" style:family="graphic" style:parent-style-name="objectwithoutfill">
      <style:graphic-properties svg:stroke-color="#000000" draw:marker-end="Arrow" draw:marker-end-width="0.4cm" draw:fill="none" draw:textarea-horizontal-align="center"/>
    </style:style>
    <style:style style:name="gr18" style:family="graphic" style:parent-style-name="standard">
      <style:graphic-properties svg:stroke-color="#ffffff" draw:fill-color="#333333" draw:textarea-horizontal-align="justify" draw:textarea-vertical-align="middle" draw:auto-grow-height="false" fo:min-height="1.6cm" fo:min-width="5.6cm"/>
    </style:style>
    <style:style style:name="gr19" style:family="graphic" style:parent-style-name="standard">
      <style:graphic-properties draw:stroke="solid" svg:stroke-width="0.2cm" svg:stroke-color="#ffffff" draw:marker-start-width="0.665cm" draw:marker-end-width="0.665cm" draw:fill="solid" draw:fill-color="#502da2" draw:textarea-horizontal-align="center" draw:textarea-vertical-align="top" draw:auto-grow-height="false" draw:auto-grow-width="false" fo:max-height="0cm" fo:min-height="0cm" fo:padding-top="0.5cm" fo:padding-bottom="0.5cm" fo:padding-left="0.1cm" fo:padding-right="0.1cm"/>
    </style:style>
    <style:style style:name="gr20" style:family="graphic" style:parent-style-name="standard">
      <style:graphic-properties draw:stroke="solid" svg:stroke-width="0.2cm" svg:stroke-color="#ffffff" draw:marker-start-width="0.665cm" draw:marker-end-width="0.665cm" draw:fill="solid" draw:fill-color="#b62118" draw:textarea-horizontal-align="center" draw:textarea-vertical-align="top" draw:auto-grow-height="false" draw:auto-grow-width="false" fo:max-height="0cm" fo:min-height="0cm" fo:padding-top="0.5cm" fo:padding-bottom="0.5cm" fo:padding-left="0.1cm" fo:padding-right="0.1cm"/>
    </style:style>
    <style:style style:name="gr21" style:family="graphic" style:parent-style-name="standard">
      <style:graphic-properties draw:stroke="solid" svg:stroke-width="0.2cm" svg:stroke-color="#ffffff" draw:marker-start-width="0.665cm" draw:marker-end-width="0.665cm" draw:fill="solid" draw:fill-color="#f36838" draw:textarea-horizontal-align="center" draw:textarea-vertical-align="top" draw:auto-grow-height="false" draw:auto-grow-width="false" fo:max-height="0cm" fo:min-height="0cm" fo:padding-top="0.5cm" fo:padding-bottom="0.5cm" fo:padding-left="0.1cm" fo:padding-right="0.1cm"/>
    </style:style>
    <style:style style:name="gr22" style:family="graphic" style:parent-style-name="standard">
      <style:graphic-properties draw:stroke="solid" svg:stroke-width="0.2cm" svg:stroke-color="#ffffff" draw:marker-start-width="0.665cm" draw:marker-end-width="0.665cm" draw:fill="solid" draw:fill-color="#3b70ee" draw:textarea-horizontal-align="center" draw:textarea-vertical-align="top" draw:auto-grow-height="false" draw:auto-grow-width="false" fo:max-height="0cm" fo:min-height="0cm" fo:padding-top="0.5cm" fo:padding-bottom="0.5cm" fo:padding-left="0.1cm" fo:padding-right="0.1cm"/>
    </style:style>
    <style:style style:name="gr23" style:family="graphic" style:parent-style-name="standard">
      <style:graphic-properties draw:stroke="solid" svg:stroke-width="0.05cm" svg:stroke-color="#000000" draw:marker-start-width="0.205cm" draw:marker-end-width="0.205cm" draw:fill="solid" draw:fill-color="#ffffff" draw:textarea-horizontal-align="center" draw:auto-grow-height="false" draw:auto-grow-width="false" fo:max-height="0cm" fo:min-height="0cm" fo:padding-top="0.2cm" fo:padding-bottom="0.2cm" fo:padding-left="0.2cm" fo:padding-right="0.2cm"/>
    </style:style>
    <style:style style:name="gr24" style:family="graphic" style:parent-style-name="objectwithoutfill">
      <style:graphic-properties draw:marker-end="Arrow" draw:marker-end-width="0.3cm" draw:fill="none"/>
    </style:style>
    <style:style style:name="gr25" style:family="graphic" style:parent-style-name="standard">
      <style:graphic-properties svg:stroke-color="#ffffff" draw:fill-color="#808080" draw:textarea-horizontal-align="justify" draw:textarea-vertical-align="middle" draw:auto-grow-height="false" fo:min-height="1.722cm" fo:min-width="1.722cm"/>
    </style:style>
    <style:style style:name="gr26" style:family="graphic" style:parent-style-name="objectwithoutfill">
      <style:graphic-properties draw:stroke="solid" draw:marker-end="Arrow" draw:marker-end-width="0.5cm" draw:fill="none" draw:textarea-horizontal-align="center"/>
    </style:style>
    <style:style style:name="gr27" style:family="graphic" style:parent-style-name="objectwithoutfill">
      <style:graphic-properties draw:stroke="solid" draw:marker-end="Arrow" draw:marker-end-width="0.5cm" draw:fill="none" draw:textarea-horizontal-align="center"/>
    </style:style>
    <style:style style:name="gr28" style:family="graphic" style:parent-style-name="standard">
      <style:graphic-properties svg:stroke-color="#ffffff" draw:fill-color="#3b70ee" draw:textarea-horizontal-align="justify" draw:textarea-vertical-align="middle" draw:auto-grow-height="false" fo:min-height="1.1cm" fo:min-width="2.6cm"/>
    </style:style>
    <style:style style:name="gr29" style:family="graphic" style:parent-style-name="standard">
      <style:graphic-properties svg:stroke-color="#ffffff" draw:fill-color="#b62118" draw:textarea-horizontal-align="justify" draw:textarea-vertical-align="middle" draw:auto-grow-height="false" fo:min-height="1.1cm" fo:min-width="2.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3.5cm" fo:padding-right="0.5cm"/>
    </style:style>
    <style:style style:name="gr31" style:family="graphic" style:parent-style-name="objectwithoutfill">
      <style:graphic-properties draw:marker-end="Arrow" draw:marker-end-width="0.5cm" draw:fill="none" draw:textarea-horizontal-align="center"/>
    </style:style>
    <style:style style:name="gr32" style:family="graphic" style:parent-style-name="standard">
      <style:graphic-properties svg:stroke-color="#ffffff" draw:fill-color="#3b70ee" draw:textarea-horizontal-align="justify" draw:textarea-vertical-align="middle" draw:auto-grow-height="false" fo:min-height="2.6cm" fo:min-width="2.6cm"/>
    </style:style>
    <style:style style:name="gr33" style:family="graphic" style:parent-style-name="standard">
      <style:graphic-properties svg:stroke-color="#ffffff" draw:fill-color="#b62118" draw:textarea-horizontal-align="justify" draw:textarea-vertical-align="middle" draw:auto-grow-height="false" fo:min-height="1.722cm" fo:min-width="1.722cm"/>
    </style:style>
    <style:style style:name="gr34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1.6cm" fo:min-width="3.55cm" fo:padding-right="0.5cm"/>
    </style:style>
    <style:style style:name="gr35" style:family="graphic" style:parent-style-name="objectwithoutfill">
      <style:graphic-properties draw:stroke="solid" svg:stroke-color="#000000" draw:marker-end="Arrow" draw:marker-end-width="0.4cm" draw:fill="none" draw:textarea-horizontal-align="center"/>
    </style:style>
    <style:style style:name="gr36" style:family="graphic" style:parent-style-name="objectwithoutfill">
      <style:graphic-properties svg:stroke-color="#000000" draw:marker-end="Arrow" draw:marker-end-width="0.4cm" draw:fill="none" draw:textarea-horizontal-align="center"/>
    </style:style>
    <style:style style:name="gr37" style:family="graphic" style:parent-style-name="standard">
      <style:graphic-properties draw:stroke="none" svg:stroke-color="#000000" draw:fill="none" draw:fill-color="#ffffff" draw:textarea-horizontal-align="right" draw:auto-grow-height="false" draw:auto-grow-width="false" fo:min-height="1.1cm" fo:min-width="3.55cm" fo:padding-right="0.5cm"/>
    </style:style>
    <style:style style:name="gr38" style:family="graphic" style:parent-style-name="standard">
      <style:graphic-properties svg:stroke-color="#ffffff" draw:fill-color="#f36838" draw:textarea-horizontal-align="justify" draw:textarea-vertical-align="middle" draw:auto-grow-height="false" fo:min-height="1.722cm" fo:min-width="1.722cm"/>
    </style:style>
    <style:style style:name="gr39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1.177cm" fo:min-width="4.3cm" fo:padding-right="0.5cm"/>
    </style:style>
    <style:style style:name="gr40" style:family="graphic" style:parent-style-name="objectwithoutfill">
      <style:graphic-properties draw:stroke="solid" svg:stroke-color="#000000" draw:marker-start="Arrow" draw:marker-start-width="0.4cm" draw:marker-end="" draw:marker-end-width="0.4cm" draw:fill="none" draw:textarea-horizontal-align="center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1.177cm" fo:min-width="4.3cm" fo:padding-left="0cm" fo:padding-right="0cm"/>
    </style:style>
    <style:style style:name="gr42" style:family="graphic" style:parent-style-name="standard">
      <style:graphic-properties svg:stroke-color="#ffffff" draw:fill-color="#95b241" draw:textarea-horizontal-align="justify" draw:textarea-vertical-align="middle" draw:auto-grow-height="false" fo:min-height="1.722cm" fo:min-width="1.722cm"/>
    </style:style>
    <style:style style:name="gr43" style:family="graphic" style:parent-style-name="objectwithoutfill">
      <style:graphic-properties draw:stroke="solid" svg:stroke-color="#000000" draw:marker-start="Arrow" draw:marker-start-width="0.4cm" draw:marker-end="" draw:marker-end-width="0.5cm" draw:fill="none" draw:textarea-horizontal-align="center"/>
    </style:style>
    <style:style style:name="gr44" style:family="graphic" style:parent-style-name="objectwithoutfill">
      <style:graphic-properties svg:stroke-color="#000000" draw:marker-start="Arrow" draw:marker-start-width="0.4cm" draw:marker-end="Arrow" draw:marker-end-width="0.4cm" draw:fill="none" draw:textarea-horizontal-align="center"/>
    </style:style>
    <style:style style:name="gr45" style:family="graphic" style:parent-style-name="standard">
      <style:graphic-properties svg:stroke-color="#ffffff" draw:fill-color="#95b241" draw:textarea-horizontal-align="justify" draw:textarea-vertical-align="middle" draw:auto-grow-height="false" fo:min-height="1.1cm" fo:min-width="2.6cm"/>
    </style:style>
    <style:style style:name="gr46" style:family="graphic" style:parent-style-name="objectwithoutfill">
      <style:graphic-properties draw:stroke="dash" draw:stroke-dash="Ultrafine_20_Dashed" svg:stroke-color="#000000" draw:marker-end="Arrow" draw:marker-end-width="0.4cm" draw:fill="none" draw:textarea-horizontal-align="center"/>
    </style:style>
    <style:style style:name="P1" style:family="paragraph">
      <style:paragraph-properties fo:text-align="center"/>
    </style:style>
    <style:style style:name="P2" style:family="paragraph">
      <loext:graphic-properties draw:fill-color="#502da2"/>
      <style:paragraph-properties fo:text-align="center"/>
      <style:text-properties fo:color="#ffffff" fo:font-size="48pt" fo:font-weight="bold" style:font-size-asian="48pt" style:font-weight-asian="bold" style:font-size-complex="48pt" style:font-weight-complex="bold"/>
    </style:style>
    <style:style style:name="P3" style:family="paragraph">
      <loext:graphic-properties draw:fill-color="#b62118"/>
      <style:paragraph-properties fo:text-align="center"/>
      <style:text-properties fo:color="#ffffff" fo:font-size="48pt" fo:font-weight="bold" style:font-size-asian="48pt" style:font-weight-asian="bold" style:font-size-complex="48pt" style:font-weight-complex="bold"/>
    </style:style>
    <style:style style:name="P4" style:family="paragraph">
      <loext:graphic-properties draw:fill-color="#f36838"/>
      <style:paragraph-properties fo:text-align="center"/>
      <style:text-properties fo:color="#ffffff" fo:font-size="48pt" fo:font-weight="bold" style:font-size-asian="48pt" style:font-weight-asian="bold" style:font-size-complex="48pt" style:font-weight-complex="bold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font-size="18pt" style:font-size-asian="18pt" style:font-size-complex="18pt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  <style:text-properties fo:font-size="18pt" style:font-size-asian="18pt" style:font-size-complex="18pt"/>
    </style:style>
    <style:style style:name="P9" style:family="paragraph">
      <loext:graphic-properties draw:fill="solid" draw:fill-color="#808080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-color="#e6e6e6"/>
      <style:paragraph-properties fo:text-align="center"/>
    </style:style>
    <style:style style:name="P12" style:family="paragraph">
      <loext:graphic-properties draw:fill-color="#502da2"/>
      <style:text-properties fo:font-weight="bold"/>
    </style:style>
    <style:style style:name="P13" style:family="paragraph">
      <loext:graphic-properties draw:fill-color="#b62118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14" style:family="paragraph">
      <loext:graphic-properties draw:fill="solid" draw:fill-color="#95b241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5" style:family="paragraph">
      <loext:graphic-properties draw:fill-color="#502da2"/>
      <style:paragraph-properties fo:text-align="center"/>
      <style:text-properties fo:color="#000000" fo:font-size="18pt" fo:font-weight="bold" style:font-size-asian="18pt" style:font-size-complex="18pt"/>
    </style:style>
    <style:style style:name="P16" style:family="paragraph">
      <loext:graphic-properties draw:fill-color="#f36838"/>
      <style:paragraph-properties fo:text-align="center"/>
      <style:text-properties fo:color="#ffffff" fo:font-size="18pt" fo:font-weight="bold" style:font-size-asian="18pt" style:font-size-complex="18pt"/>
    </style:style>
    <style:style style:name="P17" style:family="paragraph">
      <loext:graphic-properties draw:fill-color="#95b241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8" style:family="paragraph">
      <loext:graphic-properties draw:fill-color="#502da2"/>
      <style:paragraph-properties fo:text-align="center"/>
      <style:text-properties fo:color="#ffffff" fo:font-size="18pt" fo:font-weight="bold" style:font-size-asian="18pt" style:font-size-complex="18pt"/>
    </style:style>
    <style:style style:name="P19" style:family="paragraph">
      <loext:graphic-properties draw:fill-color="#502da2"/>
      <style:paragraph-properties fo:text-align="center"/>
      <style:text-properties fo:color="#ffffff" fo:font-size="15pt" fo:font-weight="bold" style:font-size-asian="15pt" style:font-size-complex="15pt"/>
    </style:style>
    <style:style style:name="P20" style:family="paragraph">
      <loext:graphic-properties draw:fill="solid" draw:fill-color="#95b241"/>
      <style:paragraph-properties fo:text-align="center"/>
      <style:text-properties fo:color="#ffffff" fo:font-size="18pt" fo:font-weight="bold" style:font-size-asian="18pt" style:font-size-complex="18pt"/>
    </style:style>
    <style:style style:name="P21" style:family="paragraph">
      <loext:graphic-properties draw:fill="none"/>
    </style:style>
    <style:style style:name="P22" style:family="paragraph">
      <loext:graphic-properties draw:fill-color="#333333"/>
      <style:paragraph-properties fo:text-align="center"/>
      <style:text-properties fo:color="#ffffff" fo:font-size="22pt" fo:font-weight="bold" style:font-size-asian="22pt" style:font-weight-asian="bold" style:font-size-complex="22pt" style:font-weight-complex="bold"/>
    </style:style>
    <style:style style:name="P23" style:family="paragraph">
      <loext:graphic-properties draw:fill-color="#333333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24" style:family="paragraph">
      <loext:graphic-properties draw:fill="solid" draw:fill-color="#502da2"/>
      <style:text-properties fo:color="#ffffff" fo:font-size="18pt" fo:font-weight="bold" style:font-size-asian="18pt" style:font-weight-asian="bold" style:font-size-complex="18pt" style:font-weight-complex="bold"/>
    </style:style>
    <style:style style:name="P25" style:family="paragraph">
      <loext:graphic-properties draw:fill="solid" draw:fill-color="#b62118"/>
      <style:text-properties fo:color="#ffffff" fo:font-size="18pt" fo:font-weight="bold" style:font-size-asian="18pt" style:font-weight-asian="bold" style:font-size-complex="18pt" style:font-weight-complex="bold"/>
    </style:style>
    <style:style style:name="P26" style:family="paragraph">
      <loext:graphic-properties draw:fill="solid" draw:fill-color="#f36838"/>
      <style:text-properties fo:color="#ffffff" fo:font-size="18pt" fo:font-weight="bold" style:font-size-asian="18pt" style:font-weight-asian="bold" style:font-size-complex="18pt" style:font-weight-complex="bold"/>
    </style:style>
    <style:style style:name="P27" style:family="paragraph">
      <loext:graphic-properties draw:fill="solid" draw:fill-color="#3b70ee"/>
      <style:text-properties fo:color="#ffffff" fo:font-size="18pt" fo:font-weight="bold" style:font-size-asian="18pt" style:font-weight-asian="bold" style:font-size-complex="18pt" style:font-weight-complex="bold"/>
    </style:style>
    <style:style style:name="P28" style:family="paragraph">
      <loext:graphic-properties draw:fill="solid" draw:fill-color="#ffffff"/>
      <style:text-properties fo:font-size="12pt" fo:font-weight="bold" style:font-size-asian="12pt" style:font-weight-asian="bold" style:font-size-complex="12pt" style:font-weight-complex="bold"/>
    </style:style>
    <style:style style:name="P29" style:family="paragraph">
      <loext:graphic-properties draw:fill="solid" draw:fill-color="#ffffff"/>
      <style:text-properties fo:font-size="12pt" style:font-size-asian="18pt" style:font-size-complex="18pt"/>
    </style:style>
    <style:style style:name="P30" style:family="paragraph">
      <loext:graphic-properties draw:fill="solid" draw:fill-color="#ffffff"/>
      <style:text-properties fo:font-size="12pt" fo:font-weight="bold" style:font-size-asian="18pt" style:font-weight-asian="bold" style:font-size-complex="18pt" style:font-weight-complex="bold"/>
    </style:style>
    <style:style style:name="P31" style:family="paragraph">
      <loext:graphic-properties draw:fill-color="#808080"/>
      <style:paragraph-properties fo:text-align="center"/>
      <style:text-properties fo:color="#ffffff" fo:font-size="32pt" fo:language="en" fo:country="US" fo:font-weight="bold" style:font-size-asian="32pt" style:font-weight-asian="bold" style:font-size-complex="32pt" style:font-weight-complex="bold"/>
    </style:style>
    <style:style style:name="P32" style:family="paragraph">
      <loext:graphic-properties draw:fill="none"/>
      <style:text-properties fo:font-size="18pt" fo:language="en" fo:country="US" style:font-size-asian="18pt" style:font-size-complex="18pt"/>
    </style:style>
    <style:style style:name="P33" style:family="paragraph">
      <loext:graphic-properties draw:fill="none"/>
      <style:text-properties fo:font-size="15pt" fo:language="en" fo:country="US" fo:font-weight="normal" style:font-size-asian="15pt" style:font-weight-asian="normal" style:font-size-complex="15pt" style:font-weight-complex="normal"/>
    </style:style>
    <style:style style:name="P34" style:family="paragraph">
      <loext:graphic-properties draw:fill-color="#3b70ee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35" style:family="paragraph">
      <loext:graphic-properties draw:fill-color="#b62118"/>
      <style:paragraph-properties fo:text-align="center"/>
      <style:text-properties fo:color="#ffffff" fo:font-size="24pt" fo:language="en" fo:country="US" fo:font-weight="bold" style:font-size-asian="24pt" style:font-weight-asian="bold" style:font-size-complex="24pt" style:font-weight-complex="bold"/>
    </style:style>
    <style:style style:name="P36" style:family="paragraph">
      <loext:graphic-properties draw:fill="none" draw:fill-color="#ffffff"/>
      <style:paragraph-properties fo:text-align="start"/>
      <style:text-properties fo:font-size="15pt" fo:language="en" fo:country="US" style:font-size-asian="15pt" style:font-size-complex="15pt"/>
    </style:style>
    <style:style style:name="P37" style:family="paragraph">
      <loext:graphic-properties draw:fill="none"/>
      <style:paragraph-properties fo:text-align="center"/>
      <style:text-properties fo:font-size="15pt" fo:language="en" fo:country="US" style:font-size-asian="15pt" style:font-size-complex="15pt"/>
    </style:style>
    <style:style style:name="P38" style:family="paragraph">
      <loext:graphic-properties draw:fill-color="#3b70ee"/>
      <style:paragraph-properties fo:text-align="center"/>
      <style:text-properties fo:color="#ffffff" fo:font-size="32pt" fo:language="en" fo:country="US" fo:font-weight="bold" style:font-size-asian="32pt" style:font-weight-asian="bold" style:font-size-complex="32pt" style:font-weight-complex="bold"/>
    </style:style>
    <style:style style:name="P39" style:family="paragraph">
      <loext:graphic-properties draw:fill-color="#b62118"/>
      <style:paragraph-properties fo:text-align="center"/>
      <style:text-properties fo:color="#ffffff" fo:font-size="28pt" fo:language="en" fo:country="US" fo:font-weight="bold" style:font-size-asian="28pt" style:font-weight-asian="bold" style:font-size-complex="28pt" style:font-weight-complex="bold"/>
    </style:style>
    <style:style style:name="P40" style:family="paragraph">
      <loext:graphic-properties draw:fill="none" draw:fill-color="#ffffff"/>
      <style:paragraph-properties fo:text-align="end"/>
      <style:text-properties fo:font-size="15pt" fo:language="en" fo:country="US" style:font-size-asian="15pt" style:font-size-complex="15pt"/>
    </style:style>
    <style:style style:name="P41" style:family="paragraph">
      <loext:graphic-properties draw:fill-color="#f36838"/>
      <style:paragraph-properties fo:text-align="center"/>
      <style:text-properties fo:color="#ffffff" fo:font-size="32pt" fo:language="en" fo:country="US" fo:font-weight="bold" style:font-size-asian="32pt" style:font-weight-asian="bold" style:font-size-complex="32pt" style:font-weight-complex="bold"/>
    </style:style>
    <style:style style:name="P42" style:family="paragraph">
      <loext:graphic-properties draw:fill="non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43" style:family="paragraph">
      <loext:graphic-properties draw:fill="none" draw:fill-color="#ffffff"/>
      <style:paragraph-properties fo:text-align="start"/>
      <style:text-properties fo:font-size="12pt" fo:language="en" fo:country="US" style:font-size-asian="12pt" style:font-size-complex="12pt"/>
    </style:style>
    <style:style style:name="P44" style:family="paragraph">
      <loext:graphic-properties draw:fill-color="#95b241"/>
      <style:paragraph-properties fo:text-align="center"/>
      <style:text-properties fo:color="#ffffff" fo:font-size="32pt" fo:language="en" fo:country="US" fo:font-weight="bold" style:font-size-asian="32pt" style:font-weight-asian="bold" style:font-size-complex="32pt" style:font-weight-complex="bold"/>
    </style:style>
    <style:style style:name="P45" style:family="paragraph">
      <loext:graphic-properties draw:fill-color="#b62118"/>
      <style:paragraph-properties fo:text-align="center"/>
      <style:text-properties fo:color="#ffffff" fo:font-size="32pt" fo:language="en" fo:country="US" fo:font-weight="bold" style:font-size-asian="32pt" style:font-weight-asian="bold" style:font-size-complex="32pt" style:font-weight-complex="bold"/>
    </style:style>
    <style:style style:name="P46" style:family="paragraph">
      <loext:graphic-properties draw:fill="none"/>
      <style:text-properties fo:language="en" fo:country="US"/>
    </style:style>
    <style:style style:name="P47" style:family="paragraph">
      <loext:graphic-properties draw:fill-color="#3b70ee"/>
      <style:paragraph-properties fo:text-align="center"/>
      <style:text-properties fo:color="#ffffff" fo:language="en" fo:country="US" fo:font-weight="bold" style:font-weight-asian="bold" style:font-weight-complex="bold"/>
    </style:style>
    <style:style style:name="P48" style:family="paragraph">
      <loext:graphic-properties draw:fill-color="#b62118"/>
      <style:paragraph-properties fo:text-align="center"/>
      <style:text-properties fo:color="#ffffff" fo:language="en" fo:country="US" fo:font-weight="bold" style:font-weight-asian="bold" style:font-weight-complex="bold"/>
    </style:style>
    <style:style style:name="P49" style:family="paragraph">
      <loext:graphic-properties draw:fill-color="#95b241"/>
      <style:paragraph-properties fo:text-align="center"/>
      <style:text-properties fo:color="#ffffff" fo:language="en" fo:country="US" fo:font-weight="bold" style:font-weight-asian="bold" style:font-weight-complex="bold"/>
    </style:style>
    <style:style style:name="T1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5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6" style:family="text">
      <style:text-properties fo:color="#ffffff" fo:font-size="18pt" fo:font-weight="bold" style:font-size-asian="18pt" style:font-size-complex="18pt"/>
    </style:style>
    <style:style style:name="T7" style:family="text">
      <style:text-properties fo:color="#ffffff" fo:font-size="15pt" fo:font-weight="bold" style:font-size-asian="15pt" style:font-size-complex="15pt"/>
    </style:style>
    <style:style style:name="T8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style:font-size-asian="18pt" style:font-size-complex="18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fo:font-weight="bold" style:font-size-asian="18pt" style:font-weight-asian="bold" style:font-size-complex="18pt" style:font-weight-complex="bold"/>
    </style:style>
    <style:style style:name="T13" style:family="text">
      <style:text-properties fo:color="#ffffff" fo:font-size="32pt" fo:language="en" fo:country="US" fo:font-weight="bold" style:font-size-asian="32pt" style:font-weight-asian="bold" style:font-size-complex="32pt" style:font-weight-complex="bold"/>
    </style:style>
    <style:style style:name="T14" style:family="text">
      <style:text-properties fo:font-size="15pt" fo:language="en" fo:country="US" style:font-size-asian="15pt" style:font-size-complex="15pt"/>
    </style:style>
    <style:style style:name="T15" style:family="text">
      <style:text-properties fo:font-size="18pt" fo:language="en" fo:country="US" style:font-size-asian="18pt" style:font-size-complex="18pt"/>
    </style:style>
    <style:style style:name="T16" style:family="text"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T17" style:family="text">
      <style:text-properties fo:color="#ffffff" fo:font-size="24pt" fo:language="en" fo:country="US" fo:font-weight="bold" style:font-size-asian="24pt" style:font-weight-asian="bold" style:font-size-complex="24pt" style:font-weight-complex="bold"/>
    </style:style>
    <style:style style:name="T18" style:family="text">
      <style:text-properties fo:color="#ffffff" fo:font-size="28pt" fo:language="en" fo:country="US" fo:font-weight="bold" style:font-size-asian="28pt" style:font-weight-asian="bold" style:font-size-complex="28pt" style:font-weight-complex="bold"/>
    </style:style>
    <style:style style:name="T19" style:family="text">
      <style:text-properties fo:font-size="15pt" fo:language="en" fo:country="US" fo:font-weight="normal" style:font-size-asian="15pt" style:font-weight-asian="normal" style:font-size-complex="15pt" style:font-weight-complex="normal"/>
    </style:style>
    <style:style style:name="T20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21" style:family="text">
      <style:text-properties fo:font-size="13pt" fo:language="en" fo:country="US" style:font-size-asian="13pt" style:font-size-complex="13pt"/>
    </style:style>
    <style:style style:name="T22" style:family="text">
      <style:text-properties fo:font-size="12pt" fo:language="en" fo:country="US" style:font-size-asian="12pt" style:font-size-complex="12pt"/>
    </style:style>
    <style:style style:name="T23" style:family="text">
      <style:text-properties fo:color="#ffffff" fo:language="en" fo:country="US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custom-shape draw:style-name="gr1" draw:text-style-name="P2" xml:id="id1" draw:id="id1" draw:layer="layout" svg:width="4cm" svg:height="4cm" svg:x="4cm" svg:y="4cm">
            <text:p text:style-name="P1"><text:span text:style-name="T1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xml:id="id2" draw:id="id2" draw:layer="layout" svg:width="4cm" svg:height="4cm" svg:x="12cm" svg:y="4cm">
            <text:p text:style-name="P1"><text:span text:style-name="T1">V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xml:id="id3" draw:id="id3" draw:layer="layout" svg:width="4cm" svg:height="4cm" svg:x="20cm" svg:y="4cm">
            <text:p text:style-name="P1"><text:span text:style-name="T1">U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layer="layout" svg:x1="8cm" svg:y1="6cm" svg:x2="12cm" svg:y2="6cm" draw:start-shape="id1" draw:end-shape="id2" draw:end-glue-point="6" svg:d="M8000 6000h4000" svg:viewBox="0 0 4001 1">
            <text:p/>
          </draw:connector>
          <draw:connector draw:style-name="gr4" draw:layer="layout" svg:x1="16cm" svg:y1="6cm" svg:x2="20cm" svg:y2="6cm" draw:start-shape="id2" draw:end-shape="id3" svg:d="M16000 6000h4000" svg:viewBox="0 0 4001 1">
            <text:p/>
          </draw:connector>
          <draw:g>
            <draw:frame draw:style-name="gr5" draw:text-style-name="P6" draw:layer="layout" svg:width="4cm" svg:height="1cm" svg:x="16cm" svg:y="5cm">
              <draw:text-box>
                <text:p text:style-name="P5"><text:span text:style-name="T2">Licensor</text:span></text:p>
              </draw:text-box>
            </draw:frame>
            <draw:frame draw:style-name="gr6" draw:text-style-name="P8" draw:layer="layout" svg:width="4cm" svg:height="1cm" svg:x="16cm" svg:y="6cm">
              <draw:text-box>
                <text:p text:style-name="P7"><text:span text:style-name="T2">Licensee</text:span></text:p>
              </draw:text-box>
            </draw:frame>
          </draw:g>
          <draw:g>
            <draw:frame draw:style-name="gr5" draw:text-style-name="P6" draw:layer="layout" svg:width="4cm" svg:height="1cm" svg:x="8cm" svg:y="5cm">
              <draw:text-box>
                <text:p text:style-name="P5"><text:span text:style-name="T2">Licensor</text:span></text:p>
              </draw:text-box>
            </draw:frame>
            <draw:frame draw:style-name="gr6" draw:text-style-name="P8" draw:layer="layout" svg:width="4cm" svg:height="1cm" svg:x="8cm" svg:y="6cm">
              <draw:text-box>
                <text:p text:style-name="P7"><text:span text:style-name="T2">Licensee</text:span></text:p>
              </draw:text-box>
            </draw:frame>
          </draw:g>
          <draw:frame draw:style-name="gr7" draw:text-style-name="P9" draw:layer="layout" svg:width="10cm" svg:height="2cm" svg:x="4cm" svg:y="8.5cm">
            <draw:text-box>
              <text:p text:style-name="P1"><text:span text:style-name="T3">original distribution</text:span></text:p>
            </draw:text-box>
          </draw:frame>
          <draw:frame draw:style-name="gr7" draw:text-style-name="P9" draw:layer="layout" svg:width="10cm" svg:height="2cm" svg:x="14cm" svg:y="8.5cm">
            <draw:text-box>
              <text:p text:style-name="P1"><text:span text:style-name="T3">redistribution</text:span></text:p>
            </draw:text-box>
          </draw:frame>
          <draw:custom-shape draw:style-name="gr8" draw:text-style-name="P10" draw:layer="layout" svg:width="1cm" svg:height="1cm" svg:x="13cm" svg:y="8.5cm">
            <text:p/>
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8" draw:text-style-name="P10" draw:layer="layout" svg:width="1cm" svg:height="1cm" svg:x="23cm" svg:y="9.5cm">
            <text:p/>
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8" draw:text-style-name="P10" draw:layer="layout" svg:width="1cm" svg:height="1cm" svg:x="23.001cm" svg:y="8.499cm">
            <text:p/>
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8" draw:text-style-name="P10" draw:layer="layout" svg:width="1cm" svg:height="1cm" svg:x="13cm" svg:y="9.5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</draw:g>
      </draw:page>
      <draw:page draw:name="page2" draw:style-name="dp1" draw:master-page-name="Default">
        <office:forms form:automatic-focus="false" form:apply-design-mode="false"/>
        <draw:g>
          <draw:custom-shape draw:style-name="gr9" draw:text-style-name="P11" draw:layer="layout" svg:width="6cm" svg:height="10cm" svg:x="8cm" svg:y="4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1" draw:layer="layout" svg:width="6cm" svg:height="10cm" svg:x="14cm" svg:y="4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1" draw:layer="layout" svg:width="6cm" svg:height="10cm" svg:x="20cm" svg:y="4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1" draw:layer="layout" svg:width="6cm" svg:height="10cm" svg:x="2cm" svg:y="4cm">
            <text:p/>
            <draw:enhanced-geometry svg:viewBox="0 0 21600 21600" draw:type="rectangle" draw:enhanced-path="M 0 0 L 21600 0 21600 21600 0 21600 0 0 Z N"/>
          </draw:custom-shape>
          <draw:g>
            <draw:line draw:style-name="gr10" draw:layer="layout" svg:x1="7cm" svg:y1="5.25cm" svg:x2="9cm" svg:y2="5.25cm">
              <text:p/>
            </draw:line>
            <draw:line draw:style-name="gr10" draw:layer="layout" svg:x1="13cm" svg:y1="8.5cm" svg:x2="15cm" svg:y2="9.5cm">
              <text:p/>
            </draw:line>
            <draw:line draw:style-name="gr10" draw:layer="layout" svg:x1="13cm" svg:y1="7cm" svg:x2="15cm" svg:y2="6cm">
              <text:p/>
            </draw:line>
            <draw:line draw:style-name="gr10" draw:layer="layout" svg:x1="13cm" svg:y1="7.75cm" svg:x2="15cm" svg:y2="7.75cm">
              <text:p/>
            </draw:line>
            <draw:line draw:style-name="gr10" draw:layer="layout" svg:x1="12.9cm" svg:y1="10.25cm" svg:x2="15cm" svg:y2="10.25cm">
              <text:p/>
            </draw:line>
            <draw:line draw:style-name="gr10" draw:layer="layout" svg:x1="19cm" svg:y1="5.25cm" svg:x2="21cm" svg:y2="5.25cm">
              <text:p/>
            </draw:line>
            <draw:line draw:style-name="gr10" draw:layer="layout" svg:x1="19cm" svg:y1="6cm" svg:x2="21cm" svg:y2="7cm">
              <text:p/>
            </draw:line>
            <draw:line draw:style-name="gr10" draw:layer="layout" svg:x1="19cm" svg:y1="7.75cm" svg:x2="21cm" svg:y2="7.75cm">
              <text:p/>
            </draw:line>
            <draw:line draw:style-name="gr10" draw:layer="layout" svg:x1="19cm" svg:y1="10.25cm" svg:x2="21cm" svg:y2="10.25cm">
              <text:p/>
            </draw:line>
            <draw:line draw:style-name="gr11" draw:text-style-name="P12" draw:layer="layout" svg:x1="23cm" svg:y1="8.5cm" svg:x2="23cm" svg:y2="9.5cm">
              <text:p/>
            </draw:line>
            <draw:line draw:style-name="gr11" draw:text-style-name="P12" draw:layer="layout" svg:x1="23cm" svg:y1="7cm" svg:x2="23cm" svg:y2="6cm">
              <text:p/>
            </draw:line>
            <draw:line draw:style-name="gr11" draw:text-style-name="P12" draw:layer="layout" svg:x1="23cm" svg:y1="11cm" svg:x2="23cm" svg:y2="12cm">
              <text:p/>
            </draw:line>
            <draw:custom-shape draw:style-name="gr12" draw:text-style-name="P13" draw:layer="layout" svg:width="4cm" svg:height="1.5cm" svg:x="3cm" svg:y="4.5cm">
              <text:p text:style-name="P1"><text:span text:style-name="T4">Public</text:span></text:p>
              <text:p text:style-name="P1"><text:span text:style-name="T4">Domain</text:span></text:p>
              <draw:enhanced-geometry svg:viewBox="0 0 21600 21600" draw:type="rectangle" draw:enhanced-path="M 0 0 L 21600 0 21600 21600 0 21600 0 0 Z N"/>
            </draw:custom-shape>
            <draw:custom-shape draw:style-name="gr13" draw:text-style-name="P14" xml:id="id7" draw:id="id7" draw:layer="layout" svg:width="4cm" svg:height="1.5cm" svg:x="9cm" svg:y="9.5cm">
              <text:p text:style-name="P1"><text:span text:style-name="T5">Apache 2.0</text:span></text:p>
              <draw:enhanced-geometry svg:viewBox="0 0 21600 21600" draw:type="rectangle" draw:enhanced-path="M 0 0 L 21600 0 21600 21600 0 21600 0 0 Z N"/>
            </draw:custom-shape>
            <draw:custom-shape draw:style-name="gr14" draw:text-style-name="P15" draw:layer="layout" svg:width="4cm" svg:height="1.5cm" svg:x="21cm" svg:y="4.5cm">
              <text:p text:style-name="P1"><text:span text:style-name="T6">GPLv2</text:span></text:p>
              <draw:enhanced-geometry svg:viewBox="0 0 21600 21600" draw:type="rectangle" draw:enhanced-path="M 0 0 L 21600 0 21600 21600 0 21600 0 0 Z N"/>
            </draw:custom-shape>
            <draw:custom-shape draw:style-name="gr15" draw:text-style-name="P16" xml:id="id5" draw:id="id5" draw:layer="layout" svg:width="4cm" svg:height="1.5cm" svg:x="15cm" svg:y="12cm">
              <text:p text:style-name="P1"><text:span text:style-name="T6">Mozilla 1.1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7" xml:id="id6" draw:id="id6" draw:layer="layout" svg:width="4cm" svg:height="1.5cm" svg:x="9cm" svg:y="4.5cm">
              <text:p text:style-name="P1"><text:span text:style-name="T5">MIT / X11</text:span></text:p>
              <draw:enhanced-geometry svg:viewBox="0 0 21600 21600" draw:type="rectangle" draw:enhanced-path="M 0 0 L 21600 0 21600 21600 0 21600 0 0 Z N"/>
            </draw:custom-shape>
            <draw:custom-shape draw:style-name="gr15" draw:text-style-name="P16" xml:id="id9" draw:id="id9" draw:layer="layout" svg:width="4cm" svg:height="1.5cm" svg:x="15cm" svg:y="9.5cm">
              <text:p text:style-name="P1"><text:span text:style-name="T6">LGPLv3 (+)</text:span></text:p>
              <draw:enhanced-geometry svg:viewBox="0 0 21600 21600" draw:type="rectangle" draw:enhanced-path="M 0 0 L 21600 0 21600 21600 0 21600 0 0 Z N"/>
            </draw:custom-shape>
            <draw:custom-shape draw:style-name="gr15" draw:text-style-name="P16" xml:id="id8" draw:id="id8" draw:layer="layout" svg:width="4cm" svg:height="1.5cm" svg:x="15cm" svg:y="7cm">
              <text:p text:style-name="P1"><text:span text:style-name="T6">LGPLv2.1+</text:span></text:p>
              <draw:enhanced-geometry svg:viewBox="0 0 21600 21600" draw:type="rectangle" draw:enhanced-path="M 0 0 L 21600 0 21600 21600 0 21600 0 0 Z N"/>
            </draw:custom-shape>
            <draw:custom-shape draw:style-name="gr14" draw:text-style-name="P18" draw:layer="layout" svg:width="4cm" svg:height="1.5cm" svg:x="21cm" svg:y="7cm">
              <text:p text:style-name="P1"><text:span text:style-name="T6">GPLv2+</text:span></text:p>
              <draw:enhanced-geometry svg:viewBox="0 0 21600 21600" draw:type="rectangle" draw:enhanced-path="M 0 0 L 21600 0 21600 21600 0 21600 0 0 Z N"/>
            </draw:custom-shape>
            <draw:custom-shape draw:style-name="gr14" draw:text-style-name="P19" draw:layer="layout" svg:width="4cm" svg:height="1.5cm" svg:x="21cm" svg:y="12cm">
              <text:p text:style-name="P1"><text:span text:style-name="T7">Affero</text:span></text:p>
              <text:p text:style-name="P1"><text:span text:style-name="T7">GPLv3 (+)</text:span></text:p>
              <draw:enhanced-geometry svg:viewBox="0 0 21600 21600" draw:type="rectangle" draw:enhanced-path="M 0 0 L 21600 0 21600 21600 0 21600 0 0 Z N"/>
            </draw:custom-shape>
            <draw:custom-shape draw:style-name="gr14" draw:text-style-name="P18" draw:layer="layout" svg:width="4cm" svg:height="1.5cm" svg:x="21cm" svg:y="9.5cm">
              <text:p text:style-name="P1"><text:span text:style-name="T6">GPLv3 (+)</text:span></text:p>
              <draw:enhanced-geometry svg:viewBox="0 0 21600 21600" draw:type="rectangle" draw:enhanced-path="M 0 0 L 21600 0 21600 21600 0 21600 0 0 Z N"/>
            </draw:custom-shape>
            <draw:custom-shape draw:style-name="gr13" draw:text-style-name="P20" xml:id="id4" draw:id="id4" draw:layer="layout" svg:width="4cm" svg:height="1.5cm" svg:x="9cm" svg:y="7cm">
              <text:p text:style-name="P1"><text:span text:style-name="T6">New BSD</text:span></text:p>
              <draw:enhanced-geometry svg:viewBox="0 0 21600 21600" draw:type="rectangle" draw:enhanced-path="M 0 0 L 21600 0 21600 21600 0 21600 0 0 Z N"/>
            </draw:custom-shape>
            <draw:custom-shape draw:style-name="gr15" draw:text-style-name="P16" xml:id="id10" draw:id="id10" draw:layer="layout" svg:width="4cm" svg:height="1.5cm" svg:x="15cm" svg:y="4.5cm">
              <text:p text:style-name="P1"><text:span text:style-name="T6">LGPLv2.1</text:span></text:p>
              <draw:enhanced-geometry svg:viewBox="0 0 21600 21600" draw:type="rectangle" draw:enhanced-path="M 0 0 L 21600 0 21600 21600 0 21600 0 0 Z N"/>
            </draw:custom-shape>
            <draw:connector draw:style-name="gr17" draw:text-style-name="P21" draw:layer="layout" svg:x1="9cm" svg:y1="7.75cm" svg:x2="15cm" svg:y2="12.75cm" draw:start-shape="id4" draw:start-glue-point="3" draw:end-shape="id5" draw:end-glue-point="3" svg:d="M9000 7750h-551v5000h6551" svg:viewBox="0 0 6552 5001">
              <text:p/>
            </draw:connector>
            <draw:connector draw:style-name="gr17" draw:text-style-name="P21" draw:layer="layout" svg:x1="11cm" svg:y1="6cm" svg:x2="11cm" svg:y2="7cm" draw:start-shape="id6" draw:start-glue-point="2" draw:end-shape="id4" draw:end-glue-point="0" svg:d="M11000 6000v1000" svg:viewBox="0 0 1 1001">
              <text:p/>
            </draw:connector>
            <draw:connector draw:style-name="gr17" draw:text-style-name="P21" draw:layer="layout" svg:x1="11cm" svg:y1="8.5cm" svg:x2="11cm" svg:y2="9.5cm" draw:start-shape="id4" draw:start-glue-point="2" draw:end-shape="id7" draw:end-glue-point="0" svg:d="M11000 8500v1000" svg:viewBox="0 0 1 1001">
              <text:p/>
            </draw:connector>
            <draw:connector draw:style-name="gr17" draw:text-style-name="P21" draw:layer="layout" svg:x1="17cm" svg:y1="8.5cm" svg:x2="17cm" svg:y2="9.5cm" draw:start-shape="id8" draw:start-glue-point="2" draw:end-shape="id9" draw:end-glue-point="0" svg:d="M17000 8500v1000" svg:viewBox="0 0 1 1001">
              <text:p/>
            </draw:connector>
            <draw:connector draw:style-name="gr17" draw:text-style-name="P21" draw:layer="layout" svg:x1="17cm" svg:y1="7cm" svg:x2="17cm" svg:y2="6cm" draw:start-shape="id8" draw:start-glue-point="0" draw:end-shape="id10" svg:d="M17000 7000v-1000" svg:viewBox="0 0 1 1001">
              <text:p/>
            </draw:connector>
          </draw:g>
          <draw:custom-shape draw:style-name="gr18" draw:text-style-name="P22" draw:layer="layout" svg:width="6cm" svg:height="2cm" draw:transform="rotate (-3.14159265358979) translate (20cm 4cm)">
            <text:p text:style-name="P1"><text:span text:style-name="T8">Weak Copyleft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8" draw:text-style-name="P23" draw:layer="layout" svg:width="6cm" svg:height="2cm" draw:transform="rotate (-3.14159265358979) translate (14cm 4cm)">
            <text:p text:style-name="P1"><text:span text:style-name="T3">Permissiv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8" draw:text-style-name="P23" draw:layer="layout" svg:width="6cm" svg:height="2cm" draw:transform="rotate (-3.14159265358979) translate (8cm 4cm)">
            <text:p text:style-name="P1"><text:span text:style-name="T3">No Licens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8" draw:text-style-name="P23" draw:layer="layout" svg:width="6cm" svg:height="2cm" draw:transform="rotate (-3.14159265358979) translate (26cm 4cm)">
            <text:p text:style-name="P1"><text:span text:style-name="T3">Copyleft</text:span></text:p>
            <draw:enhanced-geometry svg:viewBox="0 0 21600 21600" draw:mirror-vertical="true" draw:type="rectangle" draw:enhanced-path="M 0 0 L 21600 0 21600 21600 0 21600 0 0 Z N"/>
          </draw:custom-shape>
        </draw:g>
      </draw:page>
      <draw:page draw:name="page3" draw:style-name="dp1" draw:master-page-name="Default">
        <office:forms form:automatic-focus="false" form:apply-design-mode="false"/>
        <draw:g>
          <draw:frame draw:style-name="gr19" draw:text-style-name="P24" draw:layer="layout" svg:width="6cm" svg:height="8.5cm" svg:x="20cm" svg:y="3.5cm">
            <draw:text-box>
              <text:p><text:span text:style-name="T5">Unwanted</text:span></text:p>
              <text:p><text:span text:style-name="T5">Consequences</text:span></text:p>
            </draw:text-box>
          </draw:frame>
          <draw:frame draw:style-name="gr20" draw:text-style-name="P25" draw:layer="layout" svg:width="6cm" svg:height="8.5cm" svg:x="14cm" svg:y="3.5cm">
            <draw:text-box>
              <text:p><text:span text:style-name="T5">Materialized</text:span></text:p>
              <text:p><text:span text:style-name="T5">Problem</text:span></text:p>
            </draw:text-box>
          </draw:frame>
          <draw:frame draw:style-name="gr21" draw:text-style-name="P26" draw:layer="layout" svg:width="6cm" svg:height="8.5cm" svg:x="8cm" svg:y="3.5cm">
            <draw:text-box>
              <text:p><text:span text:style-name="T5">Potential</text:span></text:p>
              <text:p><text:span text:style-name="T5">Problem</text:span></text:p>
            </draw:text-box>
          </draw:frame>
          <draw:frame draw:style-name="gr22" draw:text-style-name="P27" draw:layer="layout" svg:width="6cm" svg:height="8.5cm" svg:x="2cm" svg:y="3.5cm">
            <draw:text-box>
              <text:p><text:span text:style-name="T5">Company</text:span><text:span text:style-name="T5"><text:line-break/></text:span><text:span text:style-name="T5">Behavior</text:span></text:p>
            </draw:text-box>
          </draw:frame>
          <draw:frame draw:style-name="gr23" draw:text-style-name="P28" xml:id="id11" draw:id="id11" draw:layer="layout" svg:width="4cm" svg:height="1.333cm" svg:x="3cm" svg:y="6cm">
            <draw:text-box>
              <text:p><text:span text:style-name="T9">Problematic use of open source</text:span></text:p>
            </draw:text-box>
          </draw:frame>
          <draw:frame draw:style-name="gr23" draw:text-style-name="P29" xml:id="id21" draw:id="id21" draw:layer="layout" svg:width="4cm" svg:height="1.333cm" svg:x="3cm" svg:y="8cm">
            <draw:text-box>
              <text:p><text:span text:style-name="T10">Careless provision of software</text:span></text:p>
            </draw:text-box>
          </draw:frame>
          <draw:frame draw:style-name="gr23" draw:text-style-name="P29" xml:id="id13" draw:id="id13" draw:layer="layout" svg:width="4cm" svg:height="1.333cm" svg:x="3cm" svg:y="10cm">
            <draw:text-box>
              <text:p><text:span text:style-name="T11">Ungoverned</text:span><text:span text:style-name="T10"> contribution</text:span></text:p>
            </draw:text-box>
          </draw:frame>
          <draw:frame draw:style-name="gr23" draw:text-style-name="P29" xml:id="id14" draw:id="id14" draw:layer="layout" svg:width="4cm" svg:height="1.333cm" svg:x="9cm" svg:y="10cm">
            <draw:text-box>
              <text:p><text:span text:style-name="T10">Suspected of</text:span><text:span text:style-name="T10"><text:line-break/></text:span><text:span text:style-name="T10">non-compliance</text:span></text:p>
            </draw:text-box>
          </draw:frame>
          <draw:frame draw:style-name="gr23" draw:text-style-name="P30" xml:id="id12" draw:id="id12" draw:layer="layout" svg:width="4cm" svg:height="1.333cm" svg:x="9cm" svg:y="6cm">
            <draw:text-box>
              <text:p><text:span text:style-name="T12">Non-compliance with license</text:span></text:p>
            </draw:text-box>
          </draw:frame>
          <draw:frame draw:style-name="gr23" draw:text-style-name="P29" xml:id="id16" draw:id="id16" draw:layer="layout" svg:width="4cm" svg:height="1.333cm" svg:x="15cm" svg:y="10cm">
            <draw:text-box>
              <text:p><text:span text:style-name="T10">Reputation loss with community</text:span></text:p>
            </draw:text-box>
          </draw:frame>
          <draw:frame draw:style-name="gr23" draw:text-style-name="P29" xml:id="id17" draw:id="id17" draw:layer="layout" svg:width="4cm" svg:height="1.333cm" svg:x="15cm" svg:y="8cm">
            <draw:text-box>
              <text:p><text:span text:style-name="T10">Threatened with lawsuit</text:span></text:p>
            </draw:text-box>
          </draw:frame>
          <draw:frame draw:style-name="gr23" draw:text-style-name="P30" xml:id="id15" draw:id="id15" draw:layer="layout" svg:width="4cm" svg:height="1.333cm" svg:x="15cm" svg:y="6cm">
            <draw:text-box>
              <text:p><text:span text:style-name="T12">Subjected to lawsuit</text:span></text:p>
            </draw:text-box>
          </draw:frame>
          <draw:frame draw:style-name="gr23" draw:text-style-name="P30" xml:id="id18" draw:id="id18" draw:layer="layout" svg:width="4cm" svg:height="1.333cm" svg:x="21cm" svg:y="6cm">
            <draw:text-box>
              <text:p><text:span text:style-name="T12">Out-of-court settlement</text:span></text:p>
            </draw:text-box>
          </draw:frame>
          <draw:frame draw:style-name="gr23" draw:text-style-name="P29" xml:id="id20" draw:id="id20" draw:layer="layout" svg:width="4cm" svg:height="1.333cm" svg:x="21cm" svg:y="8cm">
            <draw:text-box>
              <text:p><text:span text:style-name="T10">Loss in court</text:span></text:p>
            </draw:text-box>
          </draw:frame>
          <draw:frame draw:style-name="gr23" draw:text-style-name="P29" xml:id="id19" draw:id="id19" draw:layer="layout" svg:width="4cm" svg:height="1.333cm" svg:x="21cm" svg:y="10cm">
            <draw:text-box>
              <text:p><text:span text:style-name="T10">Loss of goodwill with community</text:span></text:p>
            </draw:text-box>
          </draw:frame>
          <draw:connector draw:style-name="gr24" draw:text-style-name="P21" draw:layer="layout" svg:x1="7cm" svg:y1="6.666cm" svg:x2="9cm" svg:y2="6.666cm" draw:start-shape="id11" draw:start-glue-point="1" draw:end-shape="id12" draw:end-glue-point="3" svg:d="M7000 6666h2000" svg:viewBox="0 0 2001 1">
            <text:p/>
          </draw:connector>
          <draw:connector draw:style-name="gr24" draw:text-style-name="P21" draw:layer="layout" svg:x1="7cm" svg:y1="10.666cm" svg:x2="9cm" svg:y2="10.666cm" draw:start-shape="id13" draw:start-glue-point="1" draw:end-shape="id14" draw:end-glue-point="3" svg:d="M7000 10666h2000" svg:viewBox="0 0 2001 1">
            <text:p/>
          </draw:connector>
          <draw:connector draw:style-name="gr24" draw:text-style-name="P21" draw:layer="layout" svg:x1="13cm" svg:y1="6.666cm" svg:x2="15cm" svg:y2="6.666cm" draw:start-shape="id12" draw:end-shape="id15" draw:end-glue-point="3" svg:d="M13000 6666h2000" svg:viewBox="0 0 2001 1">
            <text:p/>
          </draw:connector>
          <draw:connector draw:style-name="gr24" draw:text-style-name="P21" draw:layer="layout" svg:x1="13cm" svg:y1="10.666cm" svg:x2="15cm" svg:y2="10.666cm" draw:start-shape="id14" draw:start-glue-point="1" draw:end-shape="id16" draw:end-glue-point="3" svg:d="M13000 10666h2000" svg:viewBox="0 0 2001 1">
            <text:p/>
          </draw:connector>
          <draw:connector draw:style-name="gr24" draw:text-style-name="P21" draw:layer="layout" svg:x1="17cm" svg:y1="8cm" svg:x2="17cm" svg:y2="7.333cm" draw:start-shape="id17" draw:start-glue-point="0" draw:end-shape="id15" draw:end-glue-point="2" svg:d="M17000 8000v-667" svg:viewBox="0 0 1 668">
            <text:p/>
          </draw:connector>
          <draw:connector draw:style-name="gr24" draw:text-style-name="P21" draw:layer="layout" svg:x1="19cm" svg:y1="6.666cm" svg:x2="21cm" svg:y2="6.666cm" draw:start-shape="id15" draw:end-shape="id18" draw:end-glue-point="3" svg:d="M19000 6666h2000" svg:viewBox="0 0 2001 1">
            <text:p/>
          </draw:connector>
          <draw:connector draw:style-name="gr24" draw:text-style-name="P21" draw:layer="layout" svg:x1="19cm" svg:y1="10.666cm" svg:x2="21cm" svg:y2="10.666cm" draw:start-shape="id16" draw:start-glue-point="1" draw:end-shape="id19" draw:end-glue-point="3" svg:d="M19000 10666h2000" svg:viewBox="0 0 2001 1">
            <text:p/>
          </draw:connector>
          <draw:connector draw:style-name="gr24" draw:text-style-name="P21" draw:layer="layout" draw:type="line" svg:x1="19cm" svg:y1="8.666cm" svg:x2="21cm" svg:y2="6.666cm" draw:start-shape="id17" draw:start-glue-point="1" draw:end-shape="id18" draw:end-glue-point="3" svg:d="M19000 8666l2000-2000" svg:viewBox="0 0 2001 2001">
            <text:p/>
          </draw:connector>
          <draw:connector draw:style-name="gr24" draw:text-style-name="P21" draw:layer="layout" draw:type="line" svg:x1="19cm" svg:y1="6.666cm" svg:x2="21cm" svg:y2="8.666cm" draw:start-shape="id15" draw:start-glue-point="1" draw:end-shape="id20" draw:end-glue-point="3" svg:d="M19000 6666l2000 2000" svg:viewBox="0 0 2001 2001">
            <text:p/>
          </draw:connector>
          <draw:connector draw:style-name="gr24" draw:text-style-name="P21" draw:layer="layout" draw:type="line" svg:x1="13cm" svg:y1="10.666cm" svg:x2="15cm" svg:y2="8.666cm" draw:start-shape="id14" draw:start-glue-point="1" draw:end-shape="id17" svg:d="M13000 10666l2000-2000" svg:viewBox="0 0 2001 2001">
            <text:p/>
          </draw:connector>
          <draw:connector draw:style-name="gr24" draw:text-style-name="P21" draw:layer="layout" draw:type="line" svg:x1="7cm" svg:y1="8.666cm" svg:x2="9cm" svg:y2="10.666cm" draw:start-shape="id21" draw:start-glue-point="1" draw:end-shape="id14" svg:d="M7000 8666l2000 2000" svg:viewBox="0 0 2001 2001">
            <text:p/>
          </draw:connector>
        </draw:g>
      </draw:page>
      <draw:page draw:name="page4" draw:style-name="dp1" draw:master-page-name="Default">
        <office:forms form:automatic-focus="false" form:apply-design-mode="false"/>
        <draw:g>
          <draw:custom-shape draw:style-name="gr25" draw:text-style-name="P31" draw:layer="layout" svg:width="3cm" svg:height="3cm" svg:x="16.001cm" svg:y="3cm">
            <text:p text:style-name="P1"><text:span text:style-name="T13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32" draw:layer="layout" svg:x1="19.001cm" svg:y1="4.5cm" svg:x2="23.001cm" svg:y2="4.5cm">
            <text:p><text:span text:style-name="T14">May sue vendor</text:span></text:p>
            <text:p><text:span text:style-name="T15"/></text:p>
            <text:p><text:span text:style-name="T15"/></text:p>
          </draw:line>
          <draw:line draw:style-name="gr27" draw:text-style-name="P33" draw:layer="layout" svg:x1="24.501cm" svg:y1="6cm" svg:x2="24.501cm" svg:y2="8cm">
            <text:p/>
          </draw:line>
          <draw:g>
            <draw:custom-shape draw:style-name="gr28" draw:text-style-name="P34" draw:layer="layout" svg:width="3cm" svg:height="1.5cm" svg:x="23.001cm" svg:y="9.5cm">
              <text:p text:style-name="P1"><text:span text:style-name="T16">OSS</text:span></text:p>
              <draw:enhanced-geometry svg:viewBox="0 0 21600 21600" draw:type="rectangle" draw:enhanced-path="M 0 0 L 21600 0 21600 21600 0 21600 0 0 Z N"/>
            </draw:custom-shape>
            <draw:custom-shape draw:style-name="gr29" draw:text-style-name="P35" draw:layer="layout" svg:width="3cm" svg:height="1.5cm" svg:x="23.001cm" svg:y="8cm">
              <text:p text:style-name="P1"><text:span text:style-name="T17">P</text:span></text:p>
              <draw:enhanced-geometry svg:viewBox="0 0 21600 21600" draw:type="rectangle" draw:enhanced-path="M 0 0 L 21600 0 21600 21600 0 21600 0 0 Z N"/>
            </draw:custom-shape>
          </draw:g>
          <draw:frame draw:style-name="gr30" draw:text-style-name="P36" draw:layer="layout" svg:width="4.2cm" svg:height="1.577cm" svg:x="18.901cm" svg:y="4.512cm">
            <draw:text-box>
              <text:p text:style-name="P5"><text:span text:style-name="T14">May ask for</text:span><text:span text:style-name="T14"><text:line-break/></text:span><text:span text:style-name="T14">source code</text:span></text:p>
            </draw:text-box>
          </draw:frame>
          <draw:line draw:style-name="gr31" draw:text-style-name="P37" draw:layer="layout" svg:x1="19.001cm" svg:y1="9.5cm" svg:x2="23.001cm" svg:y2="9.5cm">
            <text:p text:style-name="P1"><text:span text:style-name="T14">Used to create</text:span></text:p>
            <text:p text:style-name="P1"><text:span text:style-name="T14"/></text:p>
            <text:p text:style-name="P1"><text:span text:style-name="T14">derived work</text:span></text:p>
          </draw:line>
          <draw:custom-shape draw:style-name="gr32" draw:text-style-name="P38" draw:layer="layout" svg:width="3cm" svg:height="3cm" svg:x="16.001cm" svg:y="8cm">
            <text:p text:style-name="P1"><text:span text:style-name="T13">OSS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9" draw:layer="layout" svg:width="3cm" svg:height="3cm" svg:x="23.001cm" svg:y="3cm">
            <text:p text:style-name="P1"><text:span text:style-name="T18">V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4" draw:text-style-name="P40" draw:layer="layout" svg:width="4.25cm" svg:height="2cm" svg:x="20.251cm" svg:y="6cm">
            <draw:text-box>
              <text:p text:style-name="P7"><text:span text:style-name="T14">Develops</text:span><text:span text:style-name="T14"><text:line-break/></text:span><text:span text:style-name="T14">and sells</text:span></text:p>
            </draw:text-box>
          </draw:frame>
        </draw:g>
      </draw:page>
      <draw:page draw:name="page5" draw:style-name="dp1" draw:master-page-name="Default">
        <office:forms form:automatic-focus="false" form:apply-design-mode="false"/>
        <draw:g>
          <draw:custom-shape draw:style-name="gr25" draw:text-style-name="P31" draw:layer="layout" svg:width="3cm" svg:height="3cm" svg:x="24cm" svg:y="2cm">
            <text:p text:style-name="P1"><text:span text:style-name="T13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5" draw:text-style-name="P33" draw:layer="layout" svg:x1="25.5cm" svg:y1="9.5cm" svg:x2="25.5cm" svg:y2="11cm">
            <text:p/>
          </draw:line>
          <draw:g>
            <draw:custom-shape draw:style-name="gr28" draw:text-style-name="P34" draw:layer="layout" svg:width="3cm" svg:height="1.5cm" svg:x="24.001cm" svg:y="12.5cm">
              <text:p text:style-name="P1"><text:span text:style-name="T16">OSS</text:span></text:p>
              <draw:enhanced-geometry svg:viewBox="0 0 21600 21600" draw:type="rectangle" draw:enhanced-path="M 0 0 L 21600 0 21600 21600 0 21600 0 0 Z N"/>
            </draw:custom-shape>
            <draw:custom-shape draw:style-name="gr29" draw:text-style-name="P35" draw:layer="layout" svg:width="3cm" svg:height="1.5cm" svg:x="24.001cm" svg:y="11cm">
              <text:p text:style-name="P1"><text:span text:style-name="T17">P</text:span></text:p>
              <draw:enhanced-geometry svg:viewBox="0 0 21600 21600" draw:type="rectangle" draw:enhanced-path="M 0 0 L 21600 0 21600 21600 0 21600 0 0 Z N"/>
            </draw:custom-shape>
          </draw:g>
          <draw:line draw:style-name="gr36" draw:text-style-name="P37" draw:layer="layout" svg:x1="20.001cm" svg:y1="12.5cm" svg:x2="24.001cm" svg:y2="12.5cm">
            <text:p text:style-name="P1"><text:span text:style-name="T14">Used to create</text:span></text:p>
            <text:p text:style-name="P1"><text:span text:style-name="T14"/></text:p>
            <text:p text:style-name="P1"><text:span text:style-name="T14">work</text:span></text:p>
          </draw:line>
          <draw:custom-shape draw:style-name="gr32" draw:text-style-name="P38" draw:layer="layout" svg:width="3cm" svg:height="3cm" svg:x="17.001cm" svg:y="11cm">
            <text:p text:style-name="P1"><text:span text:style-name="T13">OSS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9" draw:layer="layout" svg:width="3cm" svg:height="3cm" svg:x="24.001cm" svg:y="6.5cm">
            <text:p text:style-name="P1"><text:span text:style-name="T18">V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7" draw:text-style-name="P40" draw:layer="layout" svg:width="5cm" svg:height="1.5cm" svg:x="20.5cm" svg:y="9.5cm">
            <draw:text-box>
              <text:p text:style-name="P7"><text:span text:style-name="T14">Develops</text:span><text:span text:style-name="T14"><text:line-break/></text:span><text:span text:style-name="T14">and sells</text:span></text:p>
            </draw:text-box>
          </draw:frame>
          <draw:custom-shape draw:style-name="gr38" draw:text-style-name="P41" draw:layer="layout" svg:width="3cm" svg:height="3cm" svg:x="17cm" svg:y="2cm">
            <text:p text:style-name="P1"><text:span text:style-name="T13">O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5" draw:text-style-name="P33" draw:layer="layout" svg:x1="25.5cm" svg:y1="5.073cm" svg:x2="25.5cm" svg:y2="6.5cm">
            <text:p/>
          </draw:line>
          <draw:frame draw:style-name="gr39" draw:text-style-name="P40" draw:layer="layout" svg:width="5cm" svg:height="1.577cm" svg:x="20.5cm" svg:y="4.962cm">
            <draw:text-box>
              <text:p text:style-name="P7"><text:span text:style-name="T14">Buys product</text:span></text:p>
              <text:p text:style-name="P7"><text:span text:style-name="T14">Uses warranties</text:span></text:p>
            </draw:text-box>
          </draw:frame>
          <draw:line draw:style-name="gr36" draw:text-style-name="P37" draw:layer="layout" svg:x1="20cm" svg:y1="3.5cm" svg:x2="24cm" svg:y2="3.5cm">
            <text:p text:style-name="P1"><text:span text:style-name="T14">Sues</text:span></text:p>
            <text:p text:style-name="P1"><text:span text:style-name="T14"/></text:p>
            <text:p text:style-name="P1"><text:span text:style-name="T14"/></text:p>
          </draw:line>
          <draw:line draw:style-name="gr40" draw:text-style-name="P33" draw:layer="layout" svg:x1="18.5cm" svg:y1="11cm" svg:x2="18.5cm" svg:y2="5cm">
            <text:p><text:span text:style-name="T19">Discovers use of patent</text:span></text:p>
            <text:p><text:span text:style-name="T19"/></text:p>
            <text:p><text:span text:style-name="T19"/></text:p>
          </draw:line>
        </draw:g>
      </draw:page>
      <draw:page draw:name="page6" draw:style-name="dp1" draw:master-page-name="Default">
        <office:forms form:automatic-focus="false" form:apply-design-mode="false"/>
        <draw:g>
          <draw:custom-shape draw:style-name="gr25" draw:text-style-name="P31" draw:layer="layout" svg:width="3cm" svg:height="3cm" svg:x="16.5cm" svg:y="2cm">
            <text:p text:style-name="P1"><text:span text:style-name="T13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42" draw:layer="layout" svg:x1="24.498cm" svg:y1="8cm" svg:x2="24.499cm" svg:y2="5cm">
            <text:p><text:span text:style-name="T20">Develops</text:span><text:span text:style-name="T20"><text:line-break/></text:span><text:span text:style-name="T20"/></text:p>
            <text:p text:style-name="P5"><text:span text:style-name="T20">and sells</text:span></text:p>
          </draw:line>
          <draw:g>
            <draw:custom-shape draw:style-name="gr28" draw:text-style-name="P34" draw:layer="layout" svg:width="3cm" svg:height="1.5cm" svg:x="23cm" svg:y="9.5cm">
              <text:p text:style-name="P1"><text:span text:style-name="T16">OSS</text:span></text:p>
              <draw:enhanced-geometry svg:viewBox="0 0 21600 21600" draw:type="rectangle" draw:enhanced-path="M 0 0 L 21600 0 21600 21600 0 21600 0 0 Z N"/>
            </draw:custom-shape>
            <draw:custom-shape draw:style-name="gr29" draw:text-style-name="P35" draw:layer="layout" svg:width="3cm" svg:height="1.5cm" svg:x="23cm" svg:y="8cm">
              <text:p text:style-name="P1"><text:span text:style-name="T17">P</text:span></text:p>
              <draw:enhanced-geometry svg:viewBox="0 0 21600 21600" draw:type="rectangle" draw:enhanced-path="M 0 0 L 21600 0 21600 21600 0 21600 0 0 Z N"/>
            </draw:custom-shape>
          </draw:g>
          <draw:line draw:style-name="gr36" draw:text-style-name="P37" draw:layer="layout" svg:x1="15cm" svg:y1="9.5cm" svg:x2="23cm" svg:y2="9.5cm">
            <text:p text:style-name="P1"><text:span text:style-name="T21">Used in work</text:span></text:p>
            <text:p text:style-name="P1"><text:span text:style-name="T14"/></text:p>
            <text:p text:style-name="P1"><text:span text:style-name="T14"/></text:p>
          </draw:line>
          <draw:custom-shape draw:style-name="gr32" draw:text-style-name="P38" draw:layer="layout" svg:width="3cm" svg:height="3cm" svg:x="12cm" svg:y="8cm">
            <text:p text:style-name="P1"><text:span text:style-name="T13">OSS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9" draw:layer="layout" svg:width="3cm" svg:height="3cm" svg:x="23cm" svg:y="2cm">
            <text:p text:style-name="P1"><text:span text:style-name="T18">V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41" draw:layer="layout" svg:width="3cm" svg:height="3cm" svg:x="12cm" svg:y="2cm">
            <text:p text:style-name="P1"><text:span text:style-name="T13">O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5" draw:text-style-name="P33" draw:layer="layout" svg:x1="19.5cm" svg:y1="3.5cm" svg:x2="23cm" svg:y2="3.5cm">
            <text:p/>
          </draw:line>
          <draw:frame draw:style-name="gr41" draw:text-style-name="P43" draw:layer="layout" svg:width="5cm" svg:height="3cm" svg:x="19.5cm" svg:y="2cm">
            <draw:text-box>
              <text:p text:style-name="P5"><text:span text:style-name="T22">Buys product</text:span></text:p>
              <text:p text:style-name="P5"><text:span text:style-name="T22"/></text:p>
              <text:p text:style-name="P5"><text:span text:style-name="T22">Uses warranties</text:span></text:p>
            </draw:text-box>
          </draw:frame>
          <draw:line draw:style-name="gr36" draw:text-style-name="P37" draw:layer="layout" svg:x1="15cm" svg:y1="3.5cm" svg:x2="16.5cm" svg:y2="3.5cm">
            <text:p text:style-name="P1"><text:span text:style-name="T22">Sues</text:span></text:p>
            <text:p text:style-name="P1"><text:span text:style-name="T14"/></text:p>
            <text:p text:style-name="P1"><text:span text:style-name="T14"/></text:p>
          </draw:line>
          <draw:line draw:style-name="gr40" draw:text-style-name="P42" draw:layer="layout" svg:x1="13.5cm" svg:y1="8cm" svg:x2="13.5cm" svg:y2="5cm">
            <text:p><text:span text:style-name="T20">Discovers use</text:span></text:p>
            <text:p><text:span text:style-name="T20"/></text:p>
            <text:p text:style-name="P5"><text:span text:style-name="T20">of patent</text:span></text:p>
          </draw:line>
        </draw:g>
      </draw:page>
      <draw:page draw:name="page7" draw:style-name="dp1" draw:master-page-name="Default">
        <office:forms form:automatic-focus="false" form:apply-design-mode="false"/>
        <draw:g>
          <draw:custom-shape draw:style-name="gr42" draw:text-style-name="P44" draw:layer="layout" svg:width="3cm" svg:height="3cm" svg:x="11cm" svg:y="11.5cm">
            <text:p text:style-name="P1"><text:span text:style-name="T13">V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38" draw:layer="layout" svg:width="3cm" svg:height="3cm" svg:x="16.5cm" svg:y="7cm">
            <text:p text:style-name="P1"><text:span text:style-name="T13">OSS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45" draw:layer="layout" svg:width="3cm" svg:height="3cm" svg:x="22cm" svg:y="2.5cm">
            <text:p text:style-name="P1"><text:span text:style-name="T13">V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31" draw:layer="layout" svg:width="3cm" svg:height="3cm" svg:x="22cm" svg:y="11.5cm">
            <text:p text:style-name="P1"><text:span text:style-name="T13">C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3" draw:text-style-name="P32" draw:layer="layout" svg:x1="14cm" svg:y1="4cm" svg:x2="22cm" svg:y2="4cm">
            <text:p><text:span text:style-name="T15">1. lawsuit <text:s text:c="16"/></text:span></text:p>
            <text:p><text:span text:style-name="T15"/></text:p>
            <text:p><text:span text:style-name="T15"/></text:p>
          </draw:line>
          <draw:line draw:style-name="gr27" draw:text-style-name="P46" draw:layer="layout" svg:x1="23.5cm" svg:y1="5.5cm" svg:x2="23.5cm" svg:y2="7cm">
            <text:p/>
          </draw:line>
          <draw:g>
            <draw:custom-shape draw:style-name="gr28" draw:text-style-name="P47" draw:layer="layout" svg:width="3cm" svg:height="1.5cm" svg:x="22cm" svg:y="8.5cm">
              <text:p text:style-name="P1"><text:span text:style-name="T23">OSS</text:span></text:p>
              <draw:enhanced-geometry svg:viewBox="0 0 21600 21600" draw:type="rectangle" draw:enhanced-path="M 0 0 L 21600 0 21600 21600 0 21600 0 0 Z N"/>
            </draw:custom-shape>
            <draw:custom-shape draw:style-name="gr29" draw:text-style-name="P48" draw:layer="layout" svg:width="3cm" svg:height="1.5cm" svg:x="22cm" svg:y="7cm">
              <text:p text:style-name="P1"><text:span text:style-name="T23">P2</text:span></text:p>
              <draw:enhanced-geometry svg:viewBox="0 0 21600 21600" draw:type="rectangle" draw:enhanced-path="M 0 0 L 21600 0 21600 21600 0 21600 0 0 Z N"/>
            </draw:custom-shape>
          </draw:g>
          <draw:line draw:style-name="gr44" draw:text-style-name="P46" draw:layer="layout" svg:x1="16.5cm" svg:y1="8.5cm" svg:x2="14cm" svg:y2="8.5cm">
            <text:p/>
          </draw:line>
          <draw:g>
            <draw:custom-shape draw:style-name="gr28" draw:text-style-name="P47" draw:layer="layout" svg:width="3cm" svg:height="1.5cm" svg:x="11cm" svg:y="8.5cm">
              <text:p text:style-name="P1"><text:span text:style-name="T23">OSS</text:span></text:p>
              <draw:enhanced-geometry svg:viewBox="0 0 21600 21600" draw:type="rectangle" draw:enhanced-path="M 0 0 L 21600 0 21600 21600 0 21600 0 0 Z N"/>
            </draw:custom-shape>
            <draw:custom-shape draw:style-name="gr45" draw:text-style-name="P49" draw:layer="layout" svg:width="3cm" svg:height="1.5cm" svg:x="11cm" svg:y="7cm">
              <text:p text:style-name="P1"><text:span text:style-name="T23">P1</text:span></text:p>
              <draw:enhanced-geometry svg:viewBox="0 0 21600 21600" draw:type="rectangle" draw:enhanced-path="M 0 0 L 21600 0 21600 21600 0 21600 0 0 Z N"/>
            </draw:custom-shape>
          </draw:g>
          <draw:line draw:style-name="gr44" draw:text-style-name="P46" draw:layer="layout" svg:x1="19.5cm" svg:y1="8.5cm" svg:x2="22cm" svg:y2="8.5cm">
            <text:p/>
          </draw:line>
          <draw:line draw:style-name="gr35" draw:text-style-name="P46" draw:layer="layout" svg:x1="23.5cm" svg:y1="10cm" svg:x2="23.5cm" svg:y2="11.5cm">
            <text:p/>
          </draw:line>
          <draw:custom-shape draw:style-name="gr25" draw:text-style-name="P31" draw:layer="layout" svg:width="3cm" svg:height="3cm" svg:x="11cm" svg:y="2.5cm">
            <text:p text:style-name="P1"><text:span text:style-name="T13">C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5" draw:text-style-name="P46" draw:layer="layout" svg:x1="12.5cm" svg:y1="11.5cm" svg:x2="12.5cm" svg:y2="10cm">
            <text:p/>
          </draw:line>
          <draw:line draw:style-name="gr35" draw:text-style-name="P46" draw:layer="layout" svg:x1="12.5cm" svg:y1="7cm" svg:x2="12.5cm" svg:y2="5.5cm">
            <text:p/>
          </draw:line>
          <draw:polyline draw:style-name="gr46" draw:text-style-name="P32" draw:layer="layout" svg:width="7.999cm" svg:height="6.499cm" svg:x="18.5cm" svg:y="2cm" svg:viewBox="0 0 8000 6500" draw:points="0,1900 0,0 8000,0 8000,6500 6500,6500">
            <text:p><text:span text:style-name="T15">2. loss of rights grant</text:span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</draw:polyline>
          <draw:line draw:style-name="gr36" draw:text-style-name="P32" draw:layer="layout" svg:x1="14cm" svg:y1="13cm" svg:x2="22cm" svg:y2="13cm">
            <text:p><text:span text:style-name="T15">3. “retaliation” lawsuit</text:span></text:p>
            <text:p><text:span text:style-name="T15"/></text:p>
            <text:p><text:span text:style-name="T15"/></text:p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.102cm" svg:stroke-color="#000000" draw:marker-start-width="0.5cm" draw:marker-start-center="false" draw:marker-end-width="0.5cm" draw:marker-end-center="false" draw:fill="solid" draw:fill-color="#c0c0c0" draw:fill-image-width="0cm" draw:fill-image-height="0cm" draw:textarea-vertical-align="middle" fo:padding-top="0.2cm" fo:padding-bottom="0.2cm" fo:padding-left="0.2cm" fo:padding-right="0.2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marker-end="Arrow" draw:fill="none" draw:fill-gradient-name="Gradient_20_3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fo:font-weight="bold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Element" style:family="graphic" style:parent-style-name="standard">
      <style:graphic-properties svg:stroke-width="0.2cm" svg:stroke-color="#ffffff" draw:marker-start-width="0.65cm" draw:marker-end-width="0.65cm" draw:fill="solid" draw:fill-color="#404040"/>
      <style:text-properties fo:color="#ffffff" fo:font-size="32pt" fo:font-weight="bold"/>
    </style:style>
  </office:styles>
  <office:automatic-styles>
    <style:page-layout style:name="PM0">
      <style:page-layout-properties fo:margin-top="2cm" fo:margin-bottom="1.75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Graphics_25_20Template" style:display-name="Graphics%20Template" style:page-layout-name="PM0" draw:style-name="Mdp1"/>
    <style:master-page style:name="True_25_20Blue_25_20Drawing" style:display-name="True%20Blue%20Drawing" style:page-layout-name="PM0" draw:style-name="Mdp1"/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09T16:37:57</meta:creation-date>
    <meta:editing-duration>PT5H30M30S</meta:editing-duration>
    <meta:editing-cycles>70</meta:editing-cycles>
    <meta:generator>LibreOffice/6.0.7.3$Linux_X86_64 LibreOffice_project/00m0$Build-3</meta:generator>
    <meta:initial-creator>Dirk Riehle</meta:initial-creator>
    <dc:date>2019-05-15T16:00:50.811883153</dc:date>
    <dc:creator>D R</dc:creator>
    <meta:document-statistic meta:object-count="146"/>
    <meta:user-defined meta:name="Info 1"/>
    <meta:user-defined meta:name="Info 2"/>
    <meta:user-defined meta:name="Info 3"/>
    <meta:user-defined meta:name="Info 4"/>
    <meta:template xlink:type="simple" xlink:actuate="onRequest" xlink:title="True Blue Drawing" xlink:href="../../../../../../Templates/True%20Blue%20Drawing.otg" meta:date="2013-03-09T16:37:56"/>
  </office:meta>
</office:document-meta>
</file>